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objectwithoutfill">
      <style:graphic-properties draw:stroke="dash" draw:fill="none" draw:textarea-vertical-align="middle"/>
    </style:style>
    <style:style style:name="gr7" style:family="graphic" style:parent-style-name="objectwithoutfill">
      <style:graphic-properties draw:stroke="dash" draw:stroke-dash="_32__20_Dots_20_1_20_Dash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96cm" svg:y1="5.445cm" svg:x2="5.572cm" svg:y2="8.112cm">
          <text:p/>
        </draw:line>
        <draw:line draw:style-name="gr1" draw:text-style-name="P1" draw:layer="layout" svg:x1="7.096cm" svg:y1="5.446cm" svg:x2="8.747cm" svg:y2="8.112cm">
          <text:p/>
        </draw:line>
        <draw:line draw:style-name="gr1" draw:text-style-name="P1" draw:layer="layout" svg:x1="5.572cm" svg:y1="8.112cm" svg:x2="8.748cm" svg:y2="8.112cm">
          <text:p/>
        </draw:line>
        <draw:custom-shape draw:style-name="gr2" draw:text-style-name="P2" draw:layer="layout" svg:width="0.381cm" svg:height="0.381cm" svg:x="6.969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096cm" svg:y1="7.223cm" svg:x2="3.159cm" svg:y2="9.509cm">
          <text:p/>
        </draw:line>
        <draw:line draw:style-name="gr3" draw:text-style-name="P1" draw:layer="layout" svg:x1="7.097cm" svg:y1="7.223cm" svg:x2="11.541cm" svg:y2="9.636cm">
          <text:p/>
        </draw:line>
        <draw:line draw:style-name="gr3" draw:text-style-name="P1" draw:layer="layout" svg:x1="7.097cm" svg:y1="7.223cm" svg:x2="7.096cm" svg:y2="2.778cm">
          <text:p/>
        </draw:line>
        <draw:frame draw:style-name="gr4" draw:text-style-name="P3" draw:layer="layout" svg:width="0.889cm" svg:height="0.962cm" svg:x="6.207cm" svg:y="6.715cm">
          <draw:text-box>
            <text:p>s</text:p>
          </draw:text-box>
        </draw:frame>
        <draw:frame draw:style-name="gr5" draw:text-style-name="P3" draw:layer="layout" svg:width="2.159cm" svg:height="1.673cm" svg:x="5.191cm" svg:y="8.09cm">
          <draw:text-box>
            <text:p>p1</text:p>
          </draw:text-box>
        </draw:frame>
        <draw:frame draw:style-name="gr5" draw:text-style-name="P3" draw:layer="layout" svg:width="2.159cm" svg:height="1.673cm" svg:x="7.985cm" svg:y="7.963cm">
          <draw:text-box>
            <text:p>p2</text:p>
          </draw:text-box>
        </draw:frame>
        <draw:frame draw:style-name="gr5" draw:text-style-name="P3" draw:layer="layout" svg:width="2.159cm" svg:height="1.673cm" svg:x="7.223cm" svg:y="5.064cm">
          <draw:text-box>
            <text:p>p3</text:p>
          </draw:text-box>
        </draw:frame>
        <draw:custom-shape draw:style-name="gr2" draw:text-style-name="P2" draw:layer="layout" svg:width="0.381cm" svg:height="0.381cm" svg:x="13.573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8.747cm" svg:y1="8.112cm" svg:x2="13.7cm" svg:y2="3.54cm">
          <text:p/>
        </draw:line>
        <draw:line draw:style-name="gr6" draw:text-style-name="P1" draw:layer="layout" svg:x1="7.095cm" svg:y1="5.445cm" svg:x2="13.573cm" svg:y2="3.413cm">
          <text:p/>
        </draw:line>
        <draw:frame draw:style-name="gr5" draw:text-style-name="P3" draw:layer="layout" svg:width="2.159cm" svg:height="1.673cm" svg:x="12.938cm" svg:y="2.248cm">
          <draw:text-box>
            <text:p>p</text:p>
          </draw:text-box>
        </draw:frame>
        <draw:frame draw:style-name="gr5" draw:text-style-name="P4" draw:layer="layout" svg:width="2.159cm" svg:height="1.673cm" svg:x="13.319cm" svg:y="2.629cm">
          <draw:text-box>
            <text:p><text:span text:style-name="T1">i</text:span></text:p>
          </draw:text-box>
        </draw:frame>
        <draw:line draw:style-name="gr1" draw:text-style-name="P1" draw:layer="layout" svg:x1="7.35cm" svg:y1="7.096cm" svg:x2="19.034cm" svg:y2="7.096cm">
          <text:p/>
        </draw:line>
        <draw:path draw:style-name="gr7" draw:text-style-name="P1" draw:layer="layout" svg:width="3.681cm" svg:height="1.346cm" draw:transform="rotate (-0.785398163397448) translate (13.954cm 3.54cm)" svg:viewBox="0 0 3682 1347" svg:d="M0 0c2155 0 3682 1347 3682 1347">
          <text:p/>
        </draw:path>
        <draw:frame draw:style-name="gr8" draw:text-style-name="P3" draw:layer="layout" svg:width="2.413cm" svg:height="1.27cm" svg:x="12.43cm" svg:y="4.937cm">
          <draw:text-box>
            <text:p>α(p )</text:p>
          </draw:text-box>
        </draw:frame>
        <draw:frame draw:style-name="gr5" draw:text-style-name="P4" draw:layer="layout" svg:width="2.159cm" svg:height="1.673cm" svg:x="13.319cm" svg:y="5.296cm">
          <draw:text-box>
            <text:p><text:span text:style-name="T1">i</text:span></text:p>
          </draw:text-box>
        </draw:frame>
        <draw:line draw:style-name="gr7" draw:text-style-name="P1" draw:layer="layout" svg:x1="13.573cm" svg:y1="3.54cm" svg:x2="7.35cm" svg:y2="6.9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Bröker</meta:initial-creator>
    <meta:creation-date>2015-07-03T20:53:35.702735361</meta:creation-date>
    <dc:date>2015-07-03T21:46:11.017241715</dc:date>
    <dc:creator>Felix Bröker</dc:creator>
    <meta:editing-duration>PT5M51S</meta:editing-duration>
    <meta:editing-cycles>3</meta:editing-cycles>
    <meta:generator>LibreOffice/4.4.2.2$Linux_X86_64 LibreOffice_project/40m0$Build-2</meta:generator>
    <meta:document-statistic meta:object-count="21"/>
  </office:meta>
</office:document-meta>
</file>